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Pictures/10000000000003200000025857E035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45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481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744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6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899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563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241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859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359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59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358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445cm" fo:padding-top="0.2cm" fo:padding-bottom="0.2cm" fo:padding-left="0.4cm" fo:padding-right="0.4cm" fo:wrap-option="wrap" draw:shadow="hidden"/>
    </style:style>
    <style:style style:name="pr1" style:family="presentation" style:parent-style-name="Заглавие1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Заглавие1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Заглавие1-title">
      <style:graphic-properties draw:fill-color="#ffffff" draw:auto-grow-height="true" fo:min-height="4.519cm"/>
    </style:style>
    <style:style style:name="pr6" style:family="presentation" style:parent-style-name="Заглавие1-outline1">
      <style:graphic-properties draw:fill-color="#ffffff" fo:min-height="14.825cm"/>
    </style:style>
    <style:style style:name="pr7" style:family="presentation" style:parent-style-name="Заглавие1-notes">
      <style:graphic-properties draw:fill-color="#ffffff" fo:min-height="12.539cm"/>
    </style:style>
    <style:style style:name="pr8" style:family="presentation" style:parent-style-name="Заглавие1-title">
      <style:graphic-properties draw:fill-color="#ffffff" draw:auto-grow-height="true" fo:min-height="4cm"/>
    </style:style>
    <style:style style:name="pr9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margin-top="0.661cm" fo:margin-bottom="0cm" fo:line-height="100%" fo:text-indent="0cm"/>
    </style:style>
    <style:style style:name="P2" style:family="paragraph">
      <style:paragraph-properties style:writing-mode="lr-tb"/>
      <style:text-properties style:font-name="Arial1"/>
    </style:style>
    <style:style style:name="P3" style:family="paragraph">
      <style:paragraph-properties fo:margin-left="0cm" fo:margin-right="0cm" fo:line-height="95%" fo:text-align="center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style:font-name="Arial1" fo:font-size="28pt" fo:text-shadow="1pt 1pt" fo:font-weight="bold" style:font-name-asian="Arial1" style:font-size-asian="28pt" style:font-weight-asian="bold" style:font-name-complex="Arial1" style:font-size-complex="28pt" style:font-weight-complex="bold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85%" fo:text-indent="0cm"/>
    </style:style>
    <style:style style:name="P11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2" style:family="paragraph">
      <style:paragraph-properties fo:margin-left="0cm" fo:margin-right="0cm" fo:margin-top="0.529cm" fo:margin-bottom="0cm" fo:line-height="95%" fo:text-indent="0cm" style:punctuation-wrap="simple" style:line-break="normal"/>
    </style:style>
    <style:style style:name="P13" style:family="paragraph">
      <style:paragraph-properties fo:margin-left="0.948cm" fo:margin-right="0cm" fo:text-indent="0cm" style:writing-mode="lr-tb"/>
      <style:text-properties fo:font-size="30pt" style:font-size-asian="30pt" style:font-size-complex="30pt"/>
    </style:style>
    <style:style style:name="P14" style:family="paragraph">
      <style:paragraph-properties fo:margin-left="0.948cm" fo:margin-right="0cm" fo:text-indent="0cm"/>
    </style:style>
    <style:style style:name="P15" style:family="paragraph">
      <style:paragraph-properties fo:margin-left="0cm" fo:margin-right="0cm" fo:line-height="105%" fo:text-indent="0cm"/>
    </style:style>
    <style:style style:name="P16" style:family="paragraph">
      <style:paragraph-properties fo:margin-left="0cm" fo:margin-right="0cm" fo:line-height="105%" fo:text-indent="0cm" style:writing-mode="lr-tb"/>
    </style:style>
    <style:style style:name="P17" style:family="paragraph">
      <style:paragraph-properties fo:margin-left="0.948cm" fo:margin-right="0cm" fo:text-indent="0cm"/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9" style:family="paragraph">
      <style:paragraph-properties fo:margin-left="0cm" fo:margin-right="0cm" fo:line-height="105%" fo:text-indent="0cm"/>
      <style:text-properties fo:font-size="19pt" style:font-size-asian="19pt" style:font-size-complex="19pt"/>
    </style:style>
    <style:style style:name="P20" style:family="paragraph">
      <style:paragraph-properties fo:margin-left="0cm" fo:margin-right="0cm" fo:line-height="105%" fo:text-indent="0cm" style:writing-mode="lr-tb"/>
      <style:text-properties fo:font-size="19pt" style:font-size-asian="19pt" style:font-size-complex="19pt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3" style:family="paragraph">
      <style:paragraph-properties fo:margin-left="0.948cm" fo:margin-right="0cm" fo:text-indent="0cm"/>
      <style:text-properties fo:font-size="26pt" style:font-size-asian="26pt" style:font-size-complex="26pt"/>
    </style:style>
    <style:style style:name="P24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5" style:family="paragraph">
      <style:paragraph-properties fo:margin-left="0.948cm" fo:margin-right="0cm" fo:text-indent="0cm"/>
      <style:text-properties fo:font-size="24pt" style:font-size-asian="24pt" style:font-size-complex="24pt"/>
    </style:style>
    <style:style style:name="P26" style:family="paragraph">
      <style:paragraph-properties fo:margin-left="0cm" fo:margin-right="0cm" fo:line-height="105%" fo:text-indent="0cm" style:writing-mode="lr-tb"/>
      <style:text-properties fo:font-size="24pt"/>
    </style:style>
    <style:style style:name="P2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8" style:family="paragraph">
      <style:paragraph-properties fo:margin-left="0cm" fo:margin-right="0cm" fo:margin-top="0.3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9" style:family="paragraph">
      <style:paragraph-properties fo:margin-left="0cm" fo:margin-right="0cm" fo:margin-top="0.529cm" fo:margin-bottom="0.2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0" style:family="paragraph">
      <style:paragraph-properties fo:margin-left="0cm" fo:margin-right="0cm" fo:line-height="105%" fo:text-indent="0cm" style:writing-mode="lr-tb"/>
      <style:text-properties fo:font-size="20pt" style:font-size-asian="20pt" style:font-size-complex="20pt"/>
    </style:style>
    <style:style style:name="P31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2" style:family="paragraph">
      <style:paragraph-properties fo:margin-left="0.948cm" fo:margin-right="0cm" fo:text-indent="0cm" style:writing-mode="lr-tb"/>
    </style:style>
    <style:style style:name="P33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style:font-name="Arial1" fo:font-size="30pt" fo:language="en" fo:country="GB" style:font-size-asian="30pt" style:font-size-complex="30pt"/>
    </style:style>
    <style:style style:name="T2" style:family="text">
      <style:text-properties fo:color="#000000" fo:font-size="44pt" fo:language="en" fo:country="GB" style:font-size-asian="44pt" style:font-size-complex="44pt"/>
    </style:style>
    <style:style style:name="T3" style:family="text">
      <style:text-properties fo:color="#000000" style:text-outline="false" style:text-line-through-style="none" style:text-line-through-type="none" style:text-position="0% 100%" style:font-name="Arial1" fo:font-size="28pt" fo:font-style="normal" fo:text-shadow="1pt 1pt" style:text-underline-style="none" fo:font-weight="bold" style:letter-kerning="true" style:font-name-asian="Arial1" style:font-size-asian="28pt" style:font-style-asian="normal" style:font-weight-asian="bold" style:font-name-complex="Arial1" style:font-size-complex="28pt" style:font-style-complex="normal" style:font-weight-complex="bold" style:text-emphasize="none" style:font-relief="none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30pt" fo:language="en" fo:country="GB" style:font-size-asian="30pt" style:font-size-complex="30pt"/>
    </style:style>
    <style:style style:name="T7" style:family="text">
      <style:text-properties style:font-name="Courier New1" fo:font-size="20pt" fo:language="en" fo:country="GB" fo:text-shadow="1pt 1pt" fo:font-weight="bold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Courier New1"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fo:language="en" fo:country="GB" style:font-size-asian="32pt" style:font-size-complex="32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Courier New1" fo:font-size="19pt" fo:language="en" fo:country="GB" fo:text-shadow="1pt 1pt" fo:font-weight="bold" style:font-size-asian="19pt" style:font-weight-asian="bold" style:font-size-complex="19pt" style:font-weight-complex="bold"/>
    </style:style>
    <style:style style:name="T16" style:family="text">
      <style:text-properties fo:color="#000000" style:text-outline="false" style:text-line-through-style="none" style:text-line-through-type="none" style:text-position="0% 100%" style:font-name="Arial1" fo:font-size="24pt" fo:font-style="normal" fo:text-shadow="1pt 1pt" style:text-underline-style="none" fo:font-weight="bold" style:font-name-asian="Arial Unicode MS1" style:font-size-asian="24pt" style:font-style-asian="normal" style:font-weight-asian="bold" style:font-name-complex="Arial Unicode MS1" style:font-size-complex="24pt" style:font-style-complex="normal" style:font-weight-complex="bold" style:text-emphasize="none" style:font-relief="none"/>
    </style:style>
    <style:style style:name="T17" style:family="text">
      <style:text-properties fo:font-size="23pt" style:font-size-asian="23pt" style:font-size-complex="23pt"/>
    </style:style>
    <style:style style:name="T18" style:family="text">
      <style:text-properties fo:color="#000000" style:text-outline="false" style:text-line-through-style="none" style:text-line-through-type="none" style:text-position="0% 100%" style:font-name="Arial1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000000" style:text-outline="false" style:text-line-through-style="none" style:text-line-through-type="none" style:text-position="0% 100%" style:font-name="Arial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Courier New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Arial1" fo:font-size="24pt" fo:font-style="italic" fo:text-shadow="1pt 1pt" style:text-underline-style="none" fo:font-weight="bold" style:font-name-asian="Arial Unicode MS1" style:font-size-asian="24pt" style:font-style-asian="italic" style:font-weight-asian="bold" style:font-name-complex="Arial Unicode MS1" style:font-size-complex="24pt" style:font-style-complex="italic" style:font-weight-complex="bold" style:text-emphasize="none" style:font-relief="none"/>
    </style:style>
    <style:style style:name="T23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•">
        <style:list-level-properties text:space-before="1.75cm" text:min-label-width="0.98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75cm" text:min-label-width="0.988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9.565cm" svg:height="1.495cm" svg:x="1.309cm" svg:y="13.53cm">
          <text:p text:style-name="P1"><text:span text:style-name="T1">Krasimir Berov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6.003cm" svg:height="3.537cm" svg:x="4.702cm" svg:y="4.225cm" presentation:class="title" presentation:user-transformed="true">
          <draw:text-box>
            <text:p text:style-name="P3"><text:span text:style-name="T2">Perl Programming Course</text:span></text:p>
          </draw:text-box>
        </draw:frame>
        <draw:frame draw:style-name="gr2" draw:text-style-name="P6" draw:layer="layout" svg:width="8.199cm" svg:height="1.356cm" svg:x="8.601cm" svg:y="8.15cm">
          <draw:text-box>
            <text:p text:style-name="P5"><text:span text:style-name="T3">Lists and arrays</text:span></text:p>
          </draw:text-box>
        </draw:frame>
        <draw:custom-shape draw:style-name="gr3" draw:text-style-name="P7" draw:layer="layout" svg:width="2.627cm" svg:height="1.873cm" svg:x="1.885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span text:style-name="T4"><text:a xlink:href="http://i-can.eu/" xlink:type="simple">I-can.eu</text:a></text:span></text:p>
          <text:p text:style-name="P7"><text:span text:style-name="T4"/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Заглавие1" presentation:presentation-page-layout-name="AL2T1">
        <office:forms form:automatic-focus="false" form:apply-design-mode="false"/>
        <draw:frame presentation:style-name="pr3" draw:text-style-name="P4" draw:layer="layout" svg:width="17.603cm" svg:height="2.528cm" svg:x="7.099cm" svg:y="0.197cm" presentation:class="title" presentation:user-transformed="true">
          <draw:text-box>
            <text:p text:style-name="P10"><text:span text:style-name="T5">Contents</text:span></text:p>
          </draw:text-box>
        </draw:frame>
        <draw:frame presentation:style-name="pr4" draw:text-style-name="P13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1"><text:span text:style-name="T6">What Is a List or Array?</text:span></text:p>
              </text:list-item>
              <text:list-item>
                <text:p text:style-name="P11"><text:span text:style-name="T6">Representa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Literals</text:span></text:p>
                  </text:list-item>
                  <text:list-item>
                    <text:p text:style-name="P12"><text:span text:style-name="T6">Variables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6"><text:s/></text:span><text:span text:style-name="T6">Arrays interpolation</text:span></text:p>
              </text:list-item>
              <text:list-item>
                <text:p text:style-name="P9"><text:span text:style-name="T6"><text:s/></text:span><text:span text:style-name="T6">Adding and deleting elements</text:span></text:p>
              </text:list-item>
              <text:list-item>
                <text:p text:style-name="P9"><text:span text:style-name="T6"><text:s/></text:span><text:span text:style-name="T6">Operators and functions for lists and arrays</text:span></text:p>
              </text:list-item>
              <text:list-item>
                <text:p text:style-name="P9"><text:span text:style-name="T6"><text:s/></text:span><text:span text:style-name="T6">Arrays slicing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Заглавие1" presentation:presentation-page-layout-name="AL2T1">
        <office:forms form:automatic-focus="false" form:apply-design-mode="false"/>
        <draw:frame presentation:style-name="pr5" draw:text-style-name="P9" draw:layer="layout" svg:width="15.999cm" svg:height="4.519cm" svg:x="5.5cm" svg:y="0cm" presentation:class="title" presentation:user-transformed="true">
          <draw:text-box>
            <text:p text:style-name="P9">What Is a List or Array?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A list is ordered scalar data.</text:p>
              </text:list-item>
              <text:list-item>
                <text:p text:style-name="P9">An array is a variable that holds a list.</text:p>
              </text:list-item>
              <text:list-item>
                <text:p text:style-name="P9">Each element of the array is a separate scalar variable with an independent scalar value.</text:p>
              </text:list-item>
              <text:list-item>
                <text:p text:style-name="P9">Arrays can have any number of elements.</text:p>
              </text:list-item>
              <text:list-item>
                <text:p text:style-name="P9">The smallest array has no elements, while the largest array can fill all of available memory. 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<text:s/>Literal Representation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A list literal consists of comma-separated scalar values enclosed in parentheses.<text:line-break/><text:line-break/><text:line-break/></text:p>
              </text:list-item>
              <text:list-item>
                <text:p text:style-name="P9">The elements of a list can be expressions</text:p>
              </text:list-item>
            </text:list>
          </draw:text-box>
        </draw:frame>
        <draw:custom-shape draw:style-name="gr6" draw:text-style-name="P16" draw:layer="layout" svg:width="21.603cm" svg:height="2.908cm" svg:x="1.699cm" svg:y="6.655cm">
          <text:p text:style-name="P15"><text:span text:style-name="T7">(1, 4.5, 15, 32 ) <text:s text:c="2"/>#list of four numeric values</text:span></text:p>
          <text:p text:style-name="P15"><text:span text:style-name="T7">('me', 'you', 'us') #list of three string values</text:span></text:p>
          <text:p text:style-name="P15"><text:span text:style-name="T7">('me',15,'you',32) <text:s/>#list of mixed values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21.603cm" svg:height="2.908cm" svg:x="1.7cm" svg:y="12.156cm">
          <text:p text:style-name="P15"><text:span text:style-name="T7">(1, 4.5+15, $family=2 )#list of expressions:</text:span></text:p>
          <text:p text:style-name="P15"><text:span text:style-name="T7"><text:s text:c="23"/></text:span><text:span text:style-name="T7">#1, the result of 4.5+15</text:span></text:p>
          <text:p text:style-name="P15"><text:span text:style-name="T7"><text:s text:c="23"/></text:span><text:span text:style-name="T7"># and the value of $family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Literal Representation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8">The empty list (no elements) is represented by an empty pair of parentheses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9"><text:span text:style-name="T8">An item of the list literal can include the </text:span><text:span text:style-name="T9">list constructor</text:span><text:span text:style-name="T8"> operator, indicated by two scalar values separated by two consecutive periods “</text:span><text:span text:style-name="T10">..</text:span><text:span text:style-name="T8">”.</text:span></text:p>
              </text:list-item>
              <text:list-item>
                <text:p text:style-name="P9"><text:span text:style-name="T8">This operator creates a list of values starting at the left scalar value up through the right scalar value, incrementing by one each time.</text:span><text:span text:style-name="T11"> </text:span></text:p>
              </text:list-item>
            </text:list>
          </draw:text-box>
        </draw:frame>
        <draw:custom-shape draw:style-name="gr8" draw:text-style-name="P16" draw:layer="layout" svg:width="21.603cm" svg:height="1.21cm" svg:x="1.7cm" svg:y="5.956cm">
          <text:p text:style-name="P15"><text:span text:style-name="T7">() #empty list (zero elements)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1.603cm" svg:height="2.5cm" svg:x="1.701cm" svg:y="15.5cm">
          <text:p text:style-name="P15"><text:span text:style-name="T7">$, = $/; #$OUTPUT_FIELD_SEPARATOR is set to '\n'</text:span></text:p>
          <text:p text:style-name="P15"><text:span text:style-name="T7">print (1..100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Literal Representation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qw/STRING/</text:p>
                <text:list>
                  <text:list-item>
                    <text:p text:style-name="P9"><text:span text:style-name="T11">Evaluates to a list of the words extracted out of STRING, using embedded whitespace as the word delimiters. </text:span></text:p>
                  </text:list-item>
                  <text:list-item>
                    <text:p text:style-name="P9"><text:span text:style-name="T11">Generates a real list at compile time, and in scalar context it returns the last element in the list.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21.603cm" svg:height="6cm" svg:x="1.702cm" svg:y="12cm">
          <text:p text:style-name="P15"><text:span text:style-name="T7">$\=$/; #$OUTPUT_RECORD_SEPARATOR is set to "\n"</text:span></text:p>
          <text:p text:style-name="P15"><text:span text:style-name="T7">$,=$/; #$OUTPUT_FIELD_SEPARATOR is set to "\n"</text:span></text:p>
          <text:p text:style-name="P15"><text:span text:style-name="T7">print qw{me you us};</text:span></text:p>
          <text:p text:style-name="P15"><text:span text:style-name="T7">print ('me', 'you', 'us'); # the same as above</text:span></text:p>
          <text:p text:style-name="P15"><text:span text:style-name="T7">$me = qw(me you us);</text:span></text:p>
          <text:p text:style-name="P15"><text:span text:style-name="T7">print $me; <text:s text:c="16"/># prints 'us'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Variables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An array variable holds a single list literal (zero or more scalar values).</text:p>
              </text:list-item>
              <text:list-item>
                <text:p text:style-name="P9">The value of an array variable that has not yet been assigned is (), the empty list.</text:p>
              </text:list-item>
              <text:list-item>
                <text:p text:style-name="P9">Entire arrays (and slices of arrays and hashes) are denoted by '@'.</text:p>
              </text:list-item>
              <text:list-item>
                <text:p text:style-name="P9">The length of an array is not pre-declared. Perl autovivifies whatever space it needs.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Variables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Example</text:p>
              </text:list-item>
            </text:list>
          </draw:text-box>
        </draw:frame>
        <draw:custom-shape draw:style-name="gr11" draw:text-style-name="P16" draw:layer="layout" svg:width="22.298cm" svg:height="10cm" svg:x="1.551cm" svg:y="6cm">
          <text:p text:style-name="P15"><text:span text:style-name="T7">$, = $\ =$/;</text:span></text:p>
          <text:p text:style-name="P15"><text:span text:style-name="T7">my @numbers = (1, 4.5, 15, 32 );</text:span></text:p>
          <text:p text:style-name="P15"><text:span text:style-name="T7">my @family <text:s/>= ('me', 'you', 'us');</text:span></text:p>
          <text:p text:style-name="P15"><text:span text:style-name="T7">print @family,$/;</text:span></text:p>
          <text:p text:style-name="P15"><text:span text:style-name="T7">$family[3] <text:s/>= 'he';</text:span></text:p>
          <text:p text:style-name="P15"><text:span text:style-name="T7">print @family,$/;</text:span></text:p>
          <text:p text:style-name="P15"><text:span text:style-name="T7">my @things <text:s/>= (@numbers, @family);#flattened</text:span></text:p>
          <text:p text:style-name="P15"><text:span text:style-name="T7">my @predators = qw/leopard tiger panther/;</text:span></text:p>
          <text:p text:style-name="P15"><text:span text:style-name="T7">my @slices <text:s/>= (1..3, A..D);</text:span></text:p>
          <text:p text:style-name="P15"><text:span text:style-name="T7">print $/;</text:span></text:p>
          <text:p text:style-name="P15"><text:span text:style-name="T7">print @numbers,@family,@things,@slices,@predators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<text:span text:style-name="T12">Arrays interpolation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Arrays may be interpolated the same way as scalars into double quoted strings.</text:p>
              </text:list-item>
              <text:list-item>
                <text:p text:style-name="P9">Arrays' elements are scalars and can be interpolated too.</text:p>
              </text:list-item>
            </text:list>
          </draw:text-box>
        </draw:frame>
        <draw:custom-shape draw:style-name="gr12" draw:text-style-name="P16" draw:layer="layout" svg:width="21.603cm" svg:height="8.299cm" svg:x="1.703cm" svg:y="9.701cm">
          <text:p text:style-name="P15"><text:span text:style-name="T7">$\ = $/;</text:span></text:p>
          <text:p text:style-name="P15"><text:span text:style-name="T7">my @numbers = (1, 4.5, 15, 32 );</text:span></text:p>
          <text:p text:style-name="P15"><text:span text:style-name="T7">my @family <text:s/>= ('me', 'you', 'us');</text:span></text:p>
          <text:p text:style-name="P15"><text:span text:style-name="T7"/></text:p>
          <text:p text:style-name="P15"><text:span text:style-name="T7">print "Do $family[1] have $numbers[2] leva?";</text:span></text:p>
          <text:p text:style-name="P15"><text:span text:style-name="T7">print "Sorry, I do have $family[0] only.";</text:span></text:p>
          <text:p text:style-name="P15"><text:span text:style-name="T7">$"=', ';#$LIST_SEPARATOR</text:span></text:p>
          <text:p text:style-name="P15"><text:span text:style-name="T7">print "O... @family... who cares!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operators: </text:p>
                <text:list>
                  <text:list-item>
                    <text:p text:style-name="P9">push</text:p>
                  </text:list-item>
                  <text:list-item>
                    <text:p text:style-name="P9">pop</text:p>
                  </text:list-item>
                  <text:list-item>
                    <text:p text:style-name="P9">shift</text:p>
                  </text:list-item>
                  <text:list-item>
                    <text:p text:style-name="P9">unshift</text:p>
                  </text:list-item>
                  <text:list-item>
                    <text:p text:style-name="P9">splice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4">push ARRAY,LIST</text:span></text:p>
                <text:list>
                  <text:list-item>
                    <text:p text:style-name="P9"><text:span text:style-name="T8">Treats ARRAY as a stack, and pushes the values of LIST onto the end of ARRAY. </text:span></text:p>
                  </text:list-item>
                  <text:list-item>
                    <text:p text:style-name="P9"><text:span text:style-name="T8">The length of ARRAY increases by the length of LIST. <text:s/></text:span></text:p>
                  </text:list-item>
                  <text:list-item>
                    <text:p text:style-name="P9"><text:span text:style-name="T8">Returns the number of elements in the array following the completed push.</text:span></text:p>
                  </text:list-item>
                </text:list>
              </text:list-item>
            </text:list>
          </draw:text-box>
        </draw:frame>
        <draw:custom-shape draw:style-name="gr13" draw:text-style-name="P20" draw:layer="layout" svg:width="22.601cm" svg:height="5.963cm" svg:x="1.899cm" svg:y="12.139cm">
          <text:p text:style-name="P19"><text:span text:style-name="T15">use Data::Dumper; </text:span></text:p>
          <text:p text:style-name="P19"><text:span text:style-name="T15">$\ = $/;</text:span></text:p>
          <text:p text:style-name="P19"><text:span text:style-name="T15">my @family = qw ( me you us );</text:span></text:p>
          <text:p text:style-name="P19"><text:span text:style-name="T15">print scalar @family;#print the number of elements (3)</text:span></text:p>
          <text:p text:style-name="P19"><text:span text:style-name="T15">print push(@family, qw ( him her ));#5</text:span></text:p>
          <text:p text:style-name="P19"><text:span text:style-name="T15">print Dumper \@family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2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23" draw:layer="layout" svg:width="23.596cm" svg:height="14.825cm" svg:x="0.9cm" svg:y="2.922cm" presentation:class="outline" presentation:user-transformed="true">
          <draw:text-box>
            <text:list text:style-name="L6">
              <text:list-item>
                <text:p text:style-name="P9"><text:span text:style-name="T11">pop ARRAY</text:span><text:span text:style-name="T11"><text:line-break/></text:span><text:span text:style-name="T11">pop</text:span></text:p>
                <text:list>
                  <text:list-item>
                    <text:p text:style-name="P22"><text:span text:style-name="T16">Pops and returns the last value of the array, shortening the array by one element.</text:span></text:p>
                  </text:list-item>
                  <text:list-item>
                    <text:p text:style-name="P22"><text:span text:style-name="T16">If there are no elements in the array, returns the undefined value. </text:span></text:p>
                  </text:list-item>
                  <text:list-item>
                    <text:p text:style-name="P22"><text:span text:style-name="T16">If ARRAY is omitted, pops the @ARGV array in the main program, and the @_ array in subroutines, just like shift.</text:span></text:p>
                  </text:list-item>
                </text:list>
              </text:list-item>
            </text:list>
          </draw:text-box>
        </draw:frame>
        <draw:custom-shape draw:style-name="gr14" draw:text-style-name="P16" draw:layer="layout" svg:width="21.603cm" svg:height="5.455cm" svg:x="1.9cm" svg:y="13.14cm">
          <text:p text:style-name="P15"><text:span text:style-name="T7">use Data::Dumper; </text:span></text:p>
          <text:p text:style-name="P15"><text:span text:style-name="T7">$\ =$/;</text:span></text:p>
          <text:p text:style-name="P15"><text:span text:style-name="T7">my @names = qw ( Цвети Бети Пешо );</text:span></text:p>
          <text:p text:style-name="P15"><text:span text:style-name="T7">my $last_name = pop(@names);</text:span></text:p>
          <text:p text:style-name="P15"><text:span text:style-name="T7">warn "popped = $last_name";</text:span></text:p>
          <text:p text:style-name="P15"><text:span text:style-name="T7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2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25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7">shift ARRAY</text:span><text:span text:style-name="T17"><text:line-break/></text:span><text:span text:style-name="T17">shift</text:span></text:p>
                <text:list>
                  <text:list-item>
                    <text:p text:style-name="P24"><text:span text:style-name="T18">Shifts the first value of the array off and returns it, shortening the array by 1 and moving everything down.</text:span></text:p>
                  </text:list-item>
                  <text:list-item>
                    <text:p text:style-name="P24"><text:span text:style-name="T18">If there are no elements in the array, returns the undefined value.</text:span></text:p>
                  </text:list-item>
                  <text:list-item>
                    <text:p text:style-name="P24"><text:span text:style-name="T18">If ARRAY is omitted, shifts the @_ array within the lexical scope of subroutines and formats, and the @ARGV array outside of a subroutine..</text:span><text:span text:style-name="T16">. </text:span>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21.603cm" svg:height="4.606cm" svg:x="1.901cm" svg:y="13.541cm">
          <text:p text:style-name="P15"><text:span text:style-name="T7">use Data::Dumper;$\ =$/;</text:span></text:p>
          <text:p text:style-name="P15"><text:span text:style-name="T7">my @names = qw ( Цвети Бети Пешо );</text:span></text:p>
          <text:p text:style-name="P15"><text:span text:style-name="T7">my $last_name = shift(@names);</text:span></text:p>
          <text:p text:style-name="P15"><text:span text:style-name="T7">warn "shifted = $last_name";</text:span></text:p>
          <text:p text:style-name="P15"><text:span text:style-name="T7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2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1">unshift ARRAY,LIST</text:span></text:p>
                <text:list>
                  <text:list-item>
                    <text:p text:style-name="P9"><text:span text:style-name="T8">Does the opposite of a shift. Or the opposite of a push, depending on how you look at it. </text:span></text:p>
                  </text:list-item>
                  <text:list-item>
                    <text:p text:style-name="P9"><text:span text:style-name="T8">Prepends LIST to the front of the array, and returns the new number of elements in the array.</text:span></text:p>
                  </text:list-item>
                  <text:list-item>
                    <text:p text:style-name="P9"><text:span text:style-name="T8">Note the LIST is prepended whole, not one element at a time, so the prepended elements stay in the same order.</text:span></text:p>
                  </text:list-item>
                </text:list>
              </text:list-item>
            </text:list>
          </draw:text-box>
        </draw:frame>
        <draw:custom-shape draw:style-name="gr16" draw:text-style-name="P16" draw:layer="layout" svg:width="21.603cm" svg:height="4.759cm" svg:x="1.897cm" svg:y="12.941cm">
          <text:p text:style-name="P15"><text:span text:style-name="T7">use Data::Dumper; $\ =$/;</text:span></text:p>
          <text:p text:style-name="P15"><text:span text:style-name="T7">my @names = qw ( Цвети Бети Пешо );</text:span></text:p>
          <text:p text:style-name="P15"><text:span text:style-name="T7">print 'elements:', scalar @names;</text:span></text:p>
          <text:p text:style-name="P15"><text:span text:style-name="T7">print 'elements:', unshift(@names,qw/Део Иво/);</text:span></text:p>
          <text:p text:style-name="P15"><text:span text:style-name="T7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2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1">splice ARRAY,OFFSET,LENGTH,LIST</text:span></text:p>
                <text:list>
                  <text:list-item>
                    <text:p text:style-name="P22"><text:span text:style-name="T16">Removes the elements designated by OFFSET and LENGTH from an array, and replaces them with the elements of LIST, if any. </text:span></text:p>
                  </text:list-item>
                  <text:list-item>
                    <text:p text:style-name="P22"><text:span text:style-name="T16">In list context, returns the elements removed from the array. </text:span></text:p>
                  </text:list-item>
                  <text:list-item>
                    <text:p text:style-name="P22"><text:span text:style-name="T16">In scalar context, returns the last element removed, or undef if no elements are removed. </text:span></text:p>
                  </text:list-item>
                  <text:list-item>
                    <text:p text:style-name="P22"><text:span text:style-name="T16">The array grows or shrinks as necessary. </text:span></text:p>
                  </text:list-item>
                </text:list>
              </text:list-item>
            </text:list>
          </draw:text-box>
        </draw:frame>
        <draw:custom-shape draw:style-name="gr17" draw:text-style-name="P26" draw:layer="layout" svg:width="21.603cm" svg:height="2.908cm" svg:x="1.899cm" svg:y="14.341cm">
          <text:p text:style-name="P15"><text:span text:style-name="T7">my @words = qw ( hello there );</text:span></text:p>
          <text:p text:style-name="P15"><text:span text:style-name="T7">splice(@words, 1, 0, 'out');</text:span></text:p>
          <text:p text:style-name="P15"><text:span text:style-name="T7">print join(" ", @words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2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Заглавие1" presentation:presentation-page-layout-name="AL2T1">
        <office:forms form:automatic-focus="false" form:apply-design-mode="false"/>
        <draw:frame presentation:style-name="pr8" draw:text-style-name="P27" draw:layer="layout" svg:width="20.5cm" svg:height="4cm" svg:x="3.5cm" svg:y="0cm" presentation:class="title">
          <draw:text-box>
            <text:p text:style-name="P9"><text:span text:style-name="T19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foreach</text:p>
              </text:list-item>
              <text:list-item>
                <text:p text:style-name="P9">join</text:p>
              </text:list-item>
              <text:list-item>
                <text:p text:style-name="P9">map</text:p>
              </text:list-item>
              <text:list-item>
                <text:p text:style-name="P9">grep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2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Заглавие1" presentation:presentation-page-layout-name="AL2T1">
        <office:forms form:automatic-focus="false" form:apply-design-mode="false"/>
        <draw:frame presentation:style-name="pr8" draw:text-style-name="P27" draw:layer="layout" svg:width="20.5cm" svg:height="4cm" svg:x="3.5cm" svg:y="0cm" presentation:class="title">
          <draw:text-box>
            <text:p text:style-name="P9"><text:span text:style-name="T19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foreach (@array)</text:p>
                <text:list>
                  <text:list-item>
                    <text:p text:style-name="P28"><text:span text:style-name="T20">Use foreach to iterate through all the elements of a list. Its formal definition is:</text:span><text:span text:style-name="T20"><text:line-break/></text:span><text:span text:style-name="T21">LABEL foreach VAR (LIST) BLOCK</text:span><text:span text:style-name="T20"><text:line-break/></text:span><text:span text:style-name="T20">This is a control flow structure.</text:span></text:p>
                  </text:list-item>
                  <text:list-item>
                    <text:p text:style-name="P28"><text:span text:style-name="T20">The foreach structure supports </text:span><text:span text:style-name="T21">last</text:span><text:span text:style-name="T20">, </text:span><text:span text:style-name="T21">next</text:span><text:span text:style-name="T20">, and </text:span><text:span text:style-name="T21">redo</text:span><text:span text:style-name="T20"> statements. Use a simple foreach loop to do something to each element in an array.</text:span></text:p>
                  </text:list-item>
                  <text:list-item>
                    <text:p text:style-name="P28"><text:span text:style-name="T20">DO NOT ADD OR DELETE ELEMENTS TO AN ARRAY BEING PROCESSED IN A FOREACH LOOP.</text:span></text:p>
                  </text:list-item>
                </text:list>
              </text:list-item>
            </text:list>
          </draw:text-box>
        </draw:frame>
        <draw:custom-shape draw:style-name="gr7" draw:text-style-name="P26" draw:layer="layout" svg:width="21.603cm" svg:height="3.757cm" svg:x="1.902cm" svg:y="13.742cm">
          <text:p text:style-name="P15"><text:span text:style-name="T7">my @fruits = qw ( apples oranges lemons pears );</text:span></text:p>
          <text:p text:style-name="P15"><text:span text:style-name="T7">foreach my $fruit (@fruits) {</text:span></text:p>
          <text:p text:style-name="P15"><text:span text:style-name="T7"><text:s text:c="4"/></text:span><text:span text:style-name="T7">print "fruit is '$fruit'\n"; </text:span></text:p>
          <text:p text:style-name="P15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2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Заглавие1" presentation:presentation-page-layout-name="AL2T1">
        <office:forms form:automatic-focus="false" form:apply-design-mode="false"/>
        <draw:frame presentation:style-name="pr8" draw:text-style-name="P27" draw:layer="layout" svg:width="20.5cm" svg:height="4cm" svg:x="3.5cm" svg:y="0cm" presentation:class="title">
          <draw:text-box>
            <text:p text:style-name="P9"><text:span text:style-name="T19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4">join EXPR,LIST</text:span></text:p>
                <text:list>
                  <text:list-item>
                    <text:p text:style-name="P9"><text:span text:style-name="T14">Joins the separate strings of LIST into a single string with fields separated by the value of EXPR, and returns that new string.</text:span><text:line-break/></text:p>
                  </text:list-item>
                </text:list>
              </text:list-item>
            </text:list>
          </draw:text-box>
        </draw:frame>
        <draw:custom-shape draw:style-name="gr18" draw:text-style-name="P26" draw:layer="layout" svg:width="21.603cm" svg:height="4.606cm" svg:x="1.902cm" svg:y="12.742cm">
          <text:p text:style-name="P15"><text:span text:style-name="T7">my @fields = qw ( id name position );</text:span></text:p>
          <text:p text:style-name="P15"><text:span text:style-name="T7">my $SQL = 'SELECT '</text:span></text:p>
          <text:p text:style-name="P15"><text:span text:style-name="T7"><text:s text:c="4"/></text:span><text:span text:style-name="T7">. join(", ", @fields)</text:span></text:p>
          <text:p text:style-name="P15"><text:span text:style-name="T7"><text:s text:c="4"/></text:span><text:span text:style-name="T7">. ' from empoyees';</text:span></text:p>
          <text:p text:style-name="P15"><text:span text:style-name="T7">print $SQL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Заглавие1" presentation:presentation-page-layout-name="AL2T1">
        <office:forms form:automatic-focus="false" form:apply-design-mode="false"/>
        <draw:frame presentation:style-name="pr8" draw:text-style-name="P27" draw:layer="layout" svg:width="20.5cm" svg:height="4cm" svg:x="3.5cm" svg:y="0cm" presentation:class="title">
          <draw:text-box>
            <text:p text:style-name="P9"><text:span text:style-name="T19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map BLOCK LIST<text:line-break/>map EXPR,LIST</text:p>
                <text:list>
                  <text:list-item>
                    <text:p text:style-name="P24"><text:span text:style-name="T16">Evaluates the BLOCK or EXPR for each element of LIST (locally setting $_ to each element) and </text:span><text:span text:style-name="T22">returns the list value composed of the results of each such evaluation</text:span><text:span text:style-name="T16">. </text:span></text:p>
                  </text:list-item>
                  <text:list-item>
                    <text:p text:style-name="P24"><text:span text:style-name="T16">In scalar context, returns the total number of elements so generated. </text:span></text:p>
                  </text:list-item>
                  <text:list-item>
                    <text:p text:style-name="P24"><text:span text:style-name="T16">In list context evaluates BLOCK or EXPR, so each element of LIST may produce zero, one, or more elements in the returned value. </text:span></text:p>
                  </text:list-item>
                  <text:list-item>
                    <text:p text:style-name="P24"><text:span text:style-name="T16">Note that $_ is an alias to the list value, so it can be used to modify the elements of the LIST. See perlfunc/ma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2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Operators and functions for lists and arrays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map Example:</text:p>
              </text:list-item>
            </text:list>
          </draw:text-box>
        </draw:frame>
        <draw:custom-shape draw:style-name="gr19" draw:text-style-name="P26" draw:layer="layout" svg:width="21.603cm" svg:height="8.002cm" svg:x="1.898cm" svg:y="8cm">
          <text:p text:style-name="P15"><text:span text:style-name="T7">binmode STDOUT,":utf8";</text:span></text:p>
          <text:p text:style-name="P15"><text:span text:style-name="T7">my @nums = (0x410 .. 0x44f);</text:span></text:p>
          <text:p text:style-name="P15"><text:span text:style-name="T7">my @chars = map(chr , @nums);</text:span></text:p>
          <text:p text:style-name="P15"><text:span text:style-name="T7">print @chars;</text:span></text:p>
          <text:p text:style-name="P15"><text:span text:style-name="T7"/></text:p>
          <text:p text:style-name="P15"><text:span text:style-name="T7">print '-' x 20;</text:span></text:p>
          <text:p text:style-name="P15"><text:span text:style-name="T7">my @names = qw(Цвети Пешо Иван);</text:span></text:p>
          <text:p text:style-name="P15"><text:span text:style-name="T7">my @mapped = map {$_ if $_ eq 'Пешо'} @names;</text:span></text:p>
          <text:p text:style-name="P15"><text:span text:style-name="T7">print @mapped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Заглавие1" presentation:presentation-page-layout-name="AL2T1">
        <office:forms form:automatic-focus="false" form:apply-design-mode="false"/>
        <draw:frame presentation:style-name="pr8" draw:text-style-name="P27" draw:layer="layout" svg:width="20.5cm" svg:height="4cm" svg:x="3.5cm" svg:y="0cm" presentation:class="title">
          <draw:text-box>
            <text:p text:style-name="P9"><text:span text:style-name="T19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grep BLOCK LIST<text:line-break/>grep EXPR,LIST</text:p>
                <text:list>
                  <text:list-item>
                    <text:p text:style-name="P29"><text:span text:style-name="T16">Evaluates the BLOCK or EXPR for each element of LIST (locally setting $_ to each element) and</text:span><text:span text:style-name="T22"> returns the list value consisting of those elements for which the expression evaluated to true</text:span><text:span text:style-name="T16">. </text:span></text:p>
                  </text:list-item>
                  <text:list-item>
                    <text:p text:style-name="P29"><text:span text:style-name="T16">In scalar context, returns the number of times the expression was true. </text:span></text:p>
                  </text:list-item>
                  <text:list-item>
                    <text:p text:style-name="P29"><text:span text:style-name="T16">Note that $_ is an alias to the list value, so it can be used to modify the elements of the LIST. </text:span></text:p>
                  </text:list-item>
                  <text:list-item>
                    <text:p text:style-name="P29"><text:span text:style-name="T16">See perlfunc/gre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2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Заглавие1" presentation:presentation-page-layout-name="AL2T1">
        <draw:frame presentation:style-name="pr8" draw:text-style-name="P9" draw:layer="layout" svg:width="20.5cm" svg:height="4cm" svg:x="3.5cm" svg:y="0cm" presentation:class="title">
          <draw:text-box>
            <text:p text:style-name="P9"><text:span text:style-name="T19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grep Example:</text:p>
              </text:list-item>
            </text:list>
          </draw:text-box>
        </draw:frame>
        <draw:custom-shape draw:style-name="gr20" draw:text-style-name="P26" draw:layer="layout" svg:width="21.603cm" svg:height="10.549cm" svg:x="1.899cm" svg:y="6.6cm">
          <text:p text:style-name="P15"><text:span text:style-name="T7">my @nums = (0x410 .. 0x44f);</text:span></text:p>
          <text:p text:style-name="P15"><text:span text:style-name="T7">my @chars = grep( </text:span></text:p>
          <text:p text:style-name="P15"><text:span text:style-name="T7"><text:s text:c="12"/></text:span><text:span text:style-name="T7">($_ &gt;= 0x410 and $_ &lt; 0x430), @nums</text:span></text:p>
          <text:p text:style-name="P15"><text:span text:style-name="T7"><text:s text:c="12"/></text:span><text:span text:style-name="T7">);</text:span></text:p>
          <text:p text:style-name="P15"><text:span text:style-name="T7">map($_ = chr, @chars);#modify inplace $_</text:span></text:p>
          <text:p text:style-name="P15"><text:span text:style-name="T7">print @chars;</text:span></text:p>
          <text:p text:style-name="P15"><text:span text:style-name="T7"/></text:p>
          <text:p text:style-name="P15"><text:span text:style-name="T7">#grep for 'а'</text:span></text:p>
          <text:p text:style-name="P15"><text:span text:style-name="T7">if( my $times = grep { chr($_) =~ /а/i } @nums ){</text:span></text:p>
          <text:p text:style-name="P15"><text:span text:style-name="T7"><text:s text:c="4"/></text:span><text:span text:style-name="T7">print "'а' codes found:</text:span></text:p>
          <text:p text:style-name="P15"><text:span text:style-name="T7"><text:s/></text:span><text:span text:style-name="T7">$times times in the list."</text:span></text:p>
          <text:p text:style-name="P15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Заглавие1" presentation:presentation-page-layout-name="AL2T1">
        <draw:frame presentation:style-name="pr8" draw:text-style-name="P9" draw:layer="layout" svg:width="20.5cm" svg:height="4cm" svg:x="3.5cm" svg:y="0cm" presentation:class="title">
          <draw:text-box>
            <text:p text:style-name="P9">Arrays slicing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Range Operator (..)</text:p>
                <text:list>
                  <text:list-item>
                    <text:p text:style-name="P9"><text:span text:style-name="T8">In list context, it returns a list of values counting (up by ones) from the left value to the right value. </text:span></text:p>
                  </text:list-item>
                  <text:list-item>
                    <text:p text:style-name="P9"><text:span text:style-name="T8">If the left value is greater than the right value then it returns the empty list. </text:span></text:p>
                  </text:list-item>
                  <text:list-item>
                    <text:p text:style-name="P9"><text:span text:style-name="T8">The range operator is useful for writing </text:span><text:span text:style-name="T8"><text:line-break/></text:span><text:span text:style-name="T10">foreach (1..10)</text:span><text:span text:style-name="T8"> loops and for doing slice operations on arrays. </text:span></text:p>
                  </text:list-item>
                  <text:list-item>
                    <text:p text:style-name="P9"><text:span text:style-name="T8">No temporary array is created when the range operator is used as the expression in foreach loops.</text:span></text:p>
                  </text:list-item>
                  <text:list-item>
                    <text:p text:style-name="P9"><text:span text:style-name="T8">See: perlop/Range Operators, perldata/Slic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Заглавие1" presentation:presentation-page-layout-name="AL2T1">
        <draw:frame presentation:style-name="pr8" draw:text-style-name="P9" draw:layer="layout" svg:width="20.5cm" svg:height="4cm" svg:x="3.5cm" svg:y="0cm" presentation:class="title">
          <draw:text-box>
            <text:p text:style-name="P9">Arrays slicing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Range Operator (..)</text:p>
              </text:list-item>
              <text:list-item>
                <text:p text:style-name="P9">Example</text:p>
              </text:list-item>
            </text:list>
          </draw:text-box>
        </draw:frame>
        <draw:custom-shape draw:style-name="gr21" draw:text-style-name="P30" draw:layer="layout" svg:width="21.603cm" svg:height="9.7cm" svg:x="1.9cm" svg:y="7.6cm">
          <text:p text:style-name="P15"><text:span text:style-name="T7">my @nums = (0x410 .. 0x44f);</text:span></text:p>
          <text:p text:style-name="P15"><text:span text:style-name="T7">print chr($nums[$_]) foreach(0..14);</text:span></text:p>
          <text:p text:style-name="P15"><text:span text:style-name="T7">#print a slice</text:span></text:p>
          <text:p text:style-name="P15"><text:span text:style-name="T7">print @nums[0..14],$/;</text:span></text:p>
          <text:p text:style-name="P15"><text:span text:style-name="T7">#print a character map table from slice</text:span></text:p>
          <text:p text:style-name="P15"><text:span text:style-name="T7">print ' dec | <text:s/>hex <text:s/>| char', '-' x 19;</text:span></text:p>
          <text:p text:style-name="P15"><text:span text:style-name="T7">print map {</text:span></text:p>
          <text:p text:style-name="P15"><text:span text:style-name="T7"><text:s text:c="4"/></text:span><text:span text:style-name="T7">$_.' | '</text:span></text:p>
          <text:p text:style-name="P15"><text:span text:style-name="T7"><text:s text:c="4"/></text:span><text:span text:style-name="T7">. sprintf('0x%x',$_).' | '.chr($_)</text:span></text:p>
          <text:p text:style-name="P15"><text:span text:style-name="T7"><text:s text:c="4"/></text:span><text:span text:style-name="T7">. "\n" . '-' x 19</text:span></text:p>
          <text:p text:style-name="P15"><text:span text:style-name="T7">} @nums[0..14]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Заглавие1" presentation:presentation-page-layout-name="AL2T1">
        <draw:frame presentation:style-name="pr3" draw:text-style-name="P4" draw:layer="layout" svg:width="17.603cm" svg:height="2.528cm" svg:x="7.099cm" svg:y="0.197cm" presentation:class="title" presentation:user-transformed="true">
          <draw:text-box>
            <text:p text:style-name="P10"><text:span text:style-name="T5">Lists and arrays</text:span></text:p>
          </draw:text-box>
        </draw:frame>
        <draw:frame presentation:style-name="pr9" draw:text-style-name="P32" draw:layer="layout" svg:width="12.801cm" svg:height="3.405cm" svg:x="6.499cm" svg:y="7.523cm" presentation:class="outline" presentation:user-transformed="true">
          <draw:text-box>
            <text:p text:style-name="P31"><text:span text:style-name="T23">Questions?</text:span></text:p>
          </draw:text-box>
        </draw:frame>
        <presentation:notes draw:style-name="dp5">
          <draw:page-thumbnail draw:layer="layout" svg:width="14.213cm" svg:height="10.659cm" svg:x="2.756cm" svg:y="2.134cm" draw:page-number="25"/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Заглавие1" presentation:presentation-page-layout-name="AL2T1">
        <draw:frame presentation:style-name="pr3" draw:text-style-name="P4" draw:layer="layout" svg:width="17.603cm" svg:height="2.528cm" svg:x="7.099cm" svg:y="0.197cm" presentation:class="title" presentation:user-transformed="true">
          <draw:text-box>
            <text:p text:style-name="P10"><text:span text:style-name="T5">Exercices</text:span></text:p>
          </draw:text-box>
        </draw:frame>
        <draw:frame presentation:style-name="pr4" draw:text-style-name="P32" draw:layer="layout" svg:width="23.6cm" svg:height="14.805cm" svg:x="0.9cm" svg:y="3.523cm" presentation:class="outline" presentation:user-transformed="true">
          <draw:text-box>
            <text:list text:style-name="L6">
              <text:list-item>
                <text:p text:style-name="P33">TODO</text:p>
              </text:list-item>
            </text:list>
          </draw:text-box>
        </draw:frame>
        <presentation:notes draw:style-name="dp3" presentation:use-footer-name="ftr1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draw:fill-image draw:name="Bitmape_20_1" draw:display-name="Bitmape 1" xlink:href="Pictures/10000000000003200000025857E035C2.png" xlink:type="simple" xlink:show="embed" xlink:actuate="onLoad"/>
    <draw:fill-image draw:name="Bitmape_20_2" draw:display-name="Bitmape 2" xlink:href="Pictures/10000000000003200000025800EFCCE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По_20_подразбиране-background" style:display-name="По подразбиране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Заглавие1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Заглавие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Заглавие1-outline1" style:family="presentation">
      <style:graphic-properties draw:stroke="none" draw:fill="none">
        <text:list-style style:name="Заглавие1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Заглавие1-outline2" style:family="presentation" style:parent-style-name="Заглавие1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Заглавие1-title" style:family="presentation">
      <style:graphic-properties draw:stroke="none" draw:fill="none" draw:textarea-vertical-align="middle">
        <text:list-style style:name="Заглавие1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8999996185303pt" style:font-style-asian="normal" style:font-weight-asian="normal" style:font-name-complex="Lohit Hindi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none" draw:fill-color="#ffffff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9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0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1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2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1pt" fo:language="en" fo:country="GB" fo:font-style="italic" style:font-name-asian="DejaVu Sans1" style:font-size-asian="11pt" style:font-style-asian="italic" style:font-name-complex="DejaVu Sans1" style:font-size-complex="11pt" style:font-style-complex="italic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382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82cm" svg:x="1.27cm" svg:y="4.458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Заглавие1" style:page-layout-name="PM1" draw:style-name="Mdp3">
      <draw:frame draw:style-name="Mgr5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Заглавие1-title" draw:layer="backgroundobjects" svg:width="20.5cm" svg:height="4cm" svg:x="3.5cm" svg:y="0cm" presentation:class="title" presentation:placeholder="true">
        <draw:text-box/>
      </draw:frame>
      <draw:frame presentation:style-name="Заглавие1-outline1" draw:layer="backgroundobjects" svg:width="22.856cm" svg:height="11.382cm" svg:x="1.27cm" svg:y="4.23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-0.001cm" svg:y="-0.001cm">
          <text:p/>
        </draw:rect>
        <draw:custom-shape draw:style-name="Mgr4" draw:text-style-name="MP4" draw:layer="backgroundobjects" svg:width="19.72cm" svg:height="28.429cm" svg:x="-0.002cm" svg:y="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10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Заглавие1-title" draw:layer="backgroundobjects" svg:width="14.208cm" svg:height="10.655cm" svg:x="2.756cm" svg:y="2.134cm" presentation:class="page"/>
        <draw:frame presentation:style-name="Заглавие1-notes" draw:layer="backgroundobjects" svg:width="14.46cm" svg:height="12.789cm" svg:x="2.628cm" svg:y="13.503cm" presentation:class="notes" presentation:placeholder="true">
          <draw:text-box/>
        </draw:frame>
        <draw:frame presentation:style-name="Mpr11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12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Standard" style:page-layout-name="PM1" draw:style-name="Mdp4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8cm" svg:x="1.27cm" svg:y="4.457cm" presentation:class="outline" presentation:placeholder="true">
        <draw:text-box/>
      </draw:frame>
      <draw:frame presentation:style-name="Mpr13" draw:text-style-name="MP7" draw:layer="backgroundobjects" svg:width="5.917cm" svg:height="1.314cm" svg:x="1.27cm" svg:y="17.354cm" presentation:class="date-time">
        <draw:text-box>
          <text:p text:style-name="MP7"><text:span text:style-name="MT1"><presentation:date-time/></text:span></text:p>
        </draw:text-box>
      </draw:frame>
      <draw:frame presentation:style-name="Mpr13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9" draw:layer="backgroundobjects" svg:width="5.917cm" svg:height="1.314cm" svg:x="18.211cm" svg:y="17.354cm" presentation:class="page-number">
        <draw:text-box>
          <text:p text:style-name="MP9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14" draw:text-style-name="MP7" draw:layer="backgroundobjects" svg:width="8.558cm" svg:height="1.421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8.558cm" svg:height="1.421cm" svg:x="11.161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8.558cm" svg:height="1.421cm" svg:x="0cm" svg:y="27.008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8.558cm" svg:height="1.421cm" svg:x="11.161cm" svg:y="27.008cm" presentation:class="page-number">
          <draw:text-box>
            <text:p text:style-name="MP9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title>Perl Programming Course</dc:title>
    <meta:initial-creator>Красимир Беров</meta:initial-creator>
    <meta:creation-date>2008-01-22T01:51:41</meta:creation-date>
    <dc:date>2014-06-13T21:24:07.406394148</dc:date>
    <meta:printed-by>Красимир Беров</meta:printed-by>
    <meta:print-date>2008-02-12T02:01:09</meta:print-date>
    <meta:editing-cycles>124</meta:editing-cycles>
    <meta:editing-duration>PT12H5M48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